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50.91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7.85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P.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MP.7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nt the number of keypoints on the preceding vehicle for all 10 images and take note of the distribution of their neighborhood siz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 this for all the detectors you have implemented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54" calcext:value-type="float">
            <text:p>254</text:p>
          </table:table-cell>
          <table:table-cell office:value-type="float" office:value="87" calcext:value-type="float">
            <text:p>87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office:value-type="float" office:value="101" calcext:value-type="float">
            <text:p>101</text:p>
          </table:table-cell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76" calcext:value-type="float">
            <text:p>276</text:p>
          </table:table-cell>
          <table:table-cell office:value-type="float" office:value="105" calcext:value-type="float">
            <text:p>105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75" calcext:value-type="float">
            <text:p>275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93" calcext:value-type="float">
            <text:p>293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89" calcext:value-type="float">
            <text:p>289</text:p>
          </table:table-cell>
          <table:table-cell office:value-type="float" office:value="128" calcext:value-type="float">
            <text:p>128</text:p>
          </table:table-cell>
          <table:table-cell office:value-type="float" office:value="165" calcext:value-type="float">
            <text:p>165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58" calcext:value-type="float">
            <text:p>258</text:p>
          </table:table-cell>
          <table:table-cell office:value-type="float" office:value="117" calcext:value-type="float">
            <text:p>117</text:p>
          </table:table-cell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49" calcext:value-type="float">
            <text:p>249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</table:table>
      <table:table table:name="MP.8" table:style-name="ta1"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MP.8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 the number of matched keypoints for all 10 images using all possible combinations of detectors and descriptor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the matching step, the BF approach is used with the descriptor distance ratio set to 0.8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HITOMASI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/A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N/A: not available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/A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OM: Out of memory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/A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/A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/A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/A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/A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9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/A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1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/A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HARRIS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AST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/A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1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RISK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2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/A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/A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/A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/A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/A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/A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9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/A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10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/A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ORB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1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AKAZE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9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10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IFT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/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/A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O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/A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O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/A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O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/A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O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/A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O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O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/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10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O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/A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</table:table>
      <table:table table:name="MP.9" table:style-name="ta1"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MP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 the time it takes for keypoint detection and descriptor extracti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results must be entered into a spreadsheet and based on this data, the TOP3 detector / descriptor combinations must be recommen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s the best choice for our purpose of detecting keypoints on vehicle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HITOMASI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53826" calcext:value-type="float">
            <text:p>15.153826</text:p>
          </table:table-cell>
          <table:table-cell office:value-type="float" office:value="16.520168" calcext:value-type="float">
            <text:p>16.520168</text:p>
          </table:table-cell>
          <table:table-cell office:value-type="float" office:value="16.801929" calcext:value-type="float">
            <text:p>16.801929</text:p>
          </table:table-cell>
          <table:table-cell office:value-type="float" office:value="29.43725" calcext:value-type="float">
            <text:p>29.43725</text:p>
          </table:table-cell>
          <table:table-cell office:value-type="string" calcext:value-type="string">
            <text:p>N/A</text:p>
          </table:table-cell>
          <table:table-cell office:value-type="float" office:value="26.428942" calcext:value-type="float">
            <text:p>26.4289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34593" calcext:value-type="float">
            <text:p>8.634593</text:p>
          </table:table-cell>
          <table:table-cell office:value-type="float" office:value="7.701492" calcext:value-type="float">
            <text:p>7.701492</text:p>
          </table:table-cell>
          <table:table-cell office:value-type="float" office:value="8.576491" calcext:value-type="float">
            <text:p>8.576491</text:p>
          </table:table-cell>
          <table:table-cell office:value-type="float" office:value="27.260061" calcext:value-type="float">
            <text:p>27.260061</text:p>
          </table:table-cell>
          <table:table-cell office:value-type="string" calcext:value-type="string">
            <text:p>N/A</text:p>
          </table:table-cell>
          <table:table-cell office:value-type="float" office:value="16.080241" calcext:value-type="float">
            <text:p>16.080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223258" calcext:value-type="float">
            <text:p>12.223258</text:p>
          </table:table-cell>
          <table:table-cell office:value-type="float" office:value="8.774926" calcext:value-type="float">
            <text:p>8.774926</text:p>
          </table:table-cell>
          <table:table-cell office:value-type="float" office:value="10.223651" calcext:value-type="float">
            <text:p>10.223651</text:p>
          </table:table-cell>
          <table:table-cell office:value-type="float" office:value="28.746949" calcext:value-type="float">
            <text:p>28.746949</text:p>
          </table:table-cell>
          <table:table-cell office:value-type="string" calcext:value-type="string">
            <text:p>N/A</text:p>
          </table:table-cell>
          <table:table-cell office:value-type="float" office:value="22.604295" calcext:value-type="float">
            <text:p>22.604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213189" calcext:value-type="float">
            <text:p>8.213189</text:p>
          </table:table-cell>
          <table:table-cell office:value-type="float" office:value="8.558451" calcext:value-type="float">
            <text:p>8.558451</text:p>
          </table:table-cell>
          <table:table-cell office:value-type="float" office:value="8.559862" calcext:value-type="float">
            <text:p>8.559862</text:p>
          </table:table-cell>
          <table:table-cell office:value-type="float" office:value="26.661585" calcext:value-type="float">
            <text:p>26.661585</text:p>
          </table:table-cell>
          <table:table-cell office:value-type="string" calcext:value-type="string">
            <text:p>N/A</text:p>
          </table:table-cell>
          <table:table-cell office:value-type="float" office:value="18.910292" calcext:value-type="float">
            <text:p>18.9102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320021" calcext:value-type="float">
            <text:p>7.320021</text:p>
          </table:table-cell>
          <table:table-cell office:value-type="float" office:value="7.667991" calcext:value-type="float">
            <text:p>7.667991</text:p>
          </table:table-cell>
          <table:table-cell office:value-type="float" office:value="8.543881" calcext:value-type="float">
            <text:p>8.543881</text:p>
          </table:table-cell>
          <table:table-cell office:value-type="float" office:value="26.573756" calcext:value-type="float">
            <text:p>26.573756</text:p>
          </table:table-cell>
          <table:table-cell office:value-type="string" calcext:value-type="string">
            <text:p>N/A</text:p>
          </table:table-cell>
          <table:table-cell office:value-type="float" office:value="18.928422" calcext:value-type="float">
            <text:p>18.928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135029" calcext:value-type="float">
            <text:p>7.135029</text:p>
          </table:table-cell>
          <table:table-cell office:value-type="float" office:value="8.917386" calcext:value-type="float">
            <text:p>8.917386</text:p>
          </table:table-cell>
          <table:table-cell office:value-type="float" office:value="8.246328" calcext:value-type="float">
            <text:p>8.246328</text:p>
          </table:table-cell>
          <table:table-cell office:value-type="float" office:value="27.12994" calcext:value-type="float">
            <text:p>27.12994</text:p>
          </table:table-cell>
          <table:table-cell office:value-type="string" calcext:value-type="string">
            <text:p>N/A</text:p>
          </table:table-cell>
          <table:table-cell office:value-type="float" office:value="17.829411" calcext:value-type="float">
            <text:p>17.829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418972" calcext:value-type="float">
            <text:p>7.418972</text:p>
          </table:table-cell>
          <table:table-cell office:value-type="float" office:value="7.329196" calcext:value-type="float">
            <text:p>7.329196</text:p>
          </table:table-cell>
          <table:table-cell office:value-type="float" office:value="9.299611" calcext:value-type="float">
            <text:p>9.299611</text:p>
          </table:table-cell>
          <table:table-cell office:value-type="float" office:value="26.767776" calcext:value-type="float">
            <text:p>26.767776</text:p>
          </table:table-cell>
          <table:table-cell office:value-type="string" calcext:value-type="string">
            <text:p>N/A</text:p>
          </table:table-cell>
          <table:table-cell office:value-type="float" office:value="17.544236" calcext:value-type="float">
            <text:p>17.544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23928" calcext:value-type="float">
            <text:p>7.123928</text:p>
          </table:table-cell>
          <table:table-cell office:value-type="float" office:value="6.942351" calcext:value-type="float">
            <text:p>6.942351</text:p>
          </table:table-cell>
          <table:table-cell office:value-type="float" office:value="10.391814" calcext:value-type="float">
            <text:p>10.391814</text:p>
          </table:table-cell>
          <table:table-cell office:value-type="float" office:value="26.791345" calcext:value-type="float">
            <text:p>26.791345</text:p>
          </table:table-cell>
          <table:table-cell office:value-type="string" calcext:value-type="string">
            <text:p>N/A</text:p>
          </table:table-cell>
          <table:table-cell office:value-type="float" office:value="17.426824" calcext:value-type="float">
            <text:p>17.426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080499" calcext:value-type="float">
            <text:p>7.080499</text:p>
          </table:table-cell>
          <table:table-cell office:value-type="float" office:value="7.400088" calcext:value-type="float">
            <text:p>7.400088</text:p>
          </table:table-cell>
          <table:table-cell office:value-type="float" office:value="8.704533" calcext:value-type="float">
            <text:p>8.704533</text:p>
          </table:table-cell>
          <table:table-cell office:value-type="float" office:value="28.80715" calcext:value-type="float">
            <text:p>28.80715</text:p>
          </table:table-cell>
          <table:table-cell office:value-type="string" calcext:value-type="string">
            <text:p>N/A</text:p>
          </table:table-cell>
          <table:table-cell office:value-type="float" office:value="17.843299" calcext:value-type="float">
            <text:p>17.8432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179219" calcext:value-type="float">
            <text:p>7.179219</text:p>
          </table:table-cell>
          <table:table-cell office:value-type="float" office:value="6.73068" calcext:value-type="float">
            <text:p>6.73068</text:p>
          </table:table-cell>
          <table:table-cell office:value-type="float" office:value="7.912385" calcext:value-type="float">
            <text:p>7.912385</text:p>
          </table:table-cell>
          <table:table-cell office:value-type="float" office:value="29.480859" calcext:value-type="float">
            <text:p>29.480859</text:p>
          </table:table-cell>
          <table:table-cell office:value-type="string" calcext:value-type="string">
            <text:p>N/A</text:p>
          </table:table-cell>
          <table:table-cell office:value-type="float" office:value="17.330454" calcext:value-type="float">
            <text:p>17.330454</text:p>
          </table:table-cell>
        </table:table-row>
        <table:table-row table:style-name="ro1">
          <table:table-cell table:style-name="ce1" office:value-type="string" calcext:value-type="string">
            <text:p>HARRIS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7663" calcext:value-type="float">
            <text:p>14.67663</text:p>
          </table:table-cell>
          <table:table-cell office:value-type="float" office:value="9.475472" calcext:value-type="float">
            <text:p>9.475472</text:p>
          </table:table-cell>
          <table:table-cell office:value-type="float" office:value="9.028754" calcext:value-type="float">
            <text:p>9.028754</text:p>
          </table:table-cell>
          <table:table-cell office:value-type="float" office:value="29.581934" calcext:value-type="float">
            <text:p>29.581934</text:p>
          </table:table-cell>
          <table:table-cell office:value-type="string" calcext:value-type="string">
            <text:p>N/A</text:p>
          </table:table-cell>
          <table:table-cell office:value-type="float" office:value="24.557933" calcext:value-type="float">
            <text:p>24.557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238186" calcext:value-type="float">
            <text:p>8.238186</text:p>
          </table:table-cell>
          <table:table-cell office:value-type="float" office:value="8.002013" calcext:value-type="float">
            <text:p>8.002013</text:p>
          </table:table-cell>
          <table:table-cell office:value-type="float" office:value="8.016793" calcext:value-type="float">
            <text:p>8.016793</text:p>
          </table:table-cell>
          <table:table-cell office:value-type="float" office:value="27.050994" calcext:value-type="float">
            <text:p>27.050994</text:p>
          </table:table-cell>
          <table:table-cell office:value-type="string" calcext:value-type="string">
            <text:p>N/A</text:p>
          </table:table-cell>
          <table:table-cell office:value-type="float" office:value="17.408632" calcext:value-type="float">
            <text:p>17.408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63164" calcext:value-type="float">
            <text:p>10.563164</text:p>
          </table:table-cell>
          <table:table-cell office:value-type="float" office:value="10.302761" calcext:value-type="float">
            <text:p>10.302761</text:p>
          </table:table-cell>
          <table:table-cell office:value-type="float" office:value="11.604167" calcext:value-type="float">
            <text:p>11.604167</text:p>
          </table:table-cell>
          <table:table-cell office:value-type="float" office:value="27.54989" calcext:value-type="float">
            <text:p>27.54989</text:p>
          </table:table-cell>
          <table:table-cell office:value-type="string" calcext:value-type="string">
            <text:p>N/A</text:p>
          </table:table-cell>
          <table:table-cell office:value-type="float" office:value="16.874695" calcext:value-type="float">
            <text:p>16.874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53509" calcext:value-type="float">
            <text:p>6.753509</text:p>
          </table:table-cell>
          <table:table-cell office:value-type="float" office:value="8.404159" calcext:value-type="float">
            <text:p>8.404159</text:p>
          </table:table-cell>
          <table:table-cell office:value-type="float" office:value="9.774984" calcext:value-type="float">
            <text:p>9.774984</text:p>
          </table:table-cell>
          <table:table-cell office:value-type="float" office:value="26.004793" calcext:value-type="float">
            <text:p>26.004793</text:p>
          </table:table-cell>
          <table:table-cell office:value-type="string" calcext:value-type="string">
            <text:p>N/A</text:p>
          </table:table-cell>
          <table:table-cell office:value-type="float" office:value="17.643254" calcext:value-type="float">
            <text:p>17.643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036482" calcext:value-type="float">
            <text:p>7.036482</text:p>
          </table:table-cell>
          <table:table-cell office:value-type="float" office:value="8.170933" calcext:value-type="float">
            <text:p>8.170933</text:p>
          </table:table-cell>
          <table:table-cell office:value-type="float" office:value="12.360804" calcext:value-type="float">
            <text:p>12.360804</text:p>
          </table:table-cell>
          <table:table-cell office:value-type="float" office:value="26.514837" calcext:value-type="float">
            <text:p>26.514837</text:p>
          </table:table-cell>
          <table:table-cell office:value-type="string" calcext:value-type="string">
            <text:p>N/A</text:p>
          </table:table-cell>
          <table:table-cell office:value-type="float" office:value="17.420702" calcext:value-type="float">
            <text:p>17.4207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864544" calcext:value-type="float">
            <text:p>14.864544</text:p>
          </table:table-cell>
          <table:table-cell office:value-type="float" office:value="13.692848" calcext:value-type="float">
            <text:p>13.692848</text:p>
          </table:table-cell>
          <table:table-cell office:value-type="float" office:value="15.613242" calcext:value-type="float">
            <text:p>15.613242</text:p>
          </table:table-cell>
          <table:table-cell office:value-type="float" office:value="32.7496" calcext:value-type="float">
            <text:p>32.7496</text:p>
          </table:table-cell>
          <table:table-cell office:value-type="string" calcext:value-type="string">
            <text:p>N/A</text:p>
          </table:table-cell>
          <table:table-cell office:value-type="float" office:value="21.55396" calcext:value-type="float">
            <text:p>21.553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766729" calcext:value-type="float">
            <text:p>6.766729</text:p>
          </table:table-cell>
          <table:table-cell office:value-type="float" office:value="6.737517" calcext:value-type="float">
            <text:p>6.737517</text:p>
          </table:table-cell>
          <table:table-cell office:value-type="float" office:value="8.063694" calcext:value-type="float">
            <text:p>8.063694</text:p>
          </table:table-cell>
          <table:table-cell office:value-type="float" office:value="25.907132" calcext:value-type="float">
            <text:p>25.907132</text:p>
          </table:table-cell>
          <table:table-cell office:value-type="string" calcext:value-type="string">
            <text:p>N/A</text:p>
          </table:table-cell>
          <table:table-cell office:value-type="float" office:value="14.59349" calcext:value-type="float">
            <text:p>14.59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375277" calcext:value-type="float">
            <text:p>7.375277</text:p>
          </table:table-cell>
          <table:table-cell office:value-type="float" office:value="7.622909" calcext:value-type="float">
            <text:p>7.622909</text:p>
          </table:table-cell>
          <table:table-cell office:value-type="float" office:value="8.698181" calcext:value-type="float">
            <text:p>8.698181</text:p>
          </table:table-cell>
          <table:table-cell office:value-type="float" office:value="27.281888" calcext:value-type="float">
            <text:p>27.281888</text:p>
          </table:table-cell>
          <table:table-cell office:value-type="string" calcext:value-type="string">
            <text:p>N/A</text:p>
          </table:table-cell>
          <table:table-cell office:value-type="float" office:value="16.278647" calcext:value-type="float">
            <text:p>16.278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13222" calcext:value-type="float">
            <text:p>7.113222</text:p>
          </table:table-cell>
          <table:table-cell office:value-type="float" office:value="6.935271" calcext:value-type="float">
            <text:p>6.935271</text:p>
          </table:table-cell>
          <table:table-cell office:value-type="float" office:value="9.019415" calcext:value-type="float">
            <text:p>9.019415</text:p>
          </table:table-cell>
          <table:table-cell office:value-type="float" office:value="26.905063" calcext:value-type="float">
            <text:p>26.905063</text:p>
          </table:table-cell>
          <table:table-cell office:value-type="string" calcext:value-type="string">
            <text:p>N/A</text:p>
          </table:table-cell>
          <table:table-cell office:value-type="float" office:value="15.53179" calcext:value-type="float">
            <text:p>15.531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03459" calcext:value-type="float">
            <text:p>9.303459</text:p>
          </table:table-cell>
          <table:table-cell office:value-type="float" office:value="9.201407" calcext:value-type="float">
            <text:p>9.201407</text:p>
          </table:table-cell>
          <table:table-cell office:value-type="float" office:value="12.670029" calcext:value-type="float">
            <text:p>12.670029</text:p>
          </table:table-cell>
          <table:table-cell office:value-type="float" office:value="31.08639" calcext:value-type="float">
            <text:p>31.08639</text:p>
          </table:table-cell>
          <table:table-cell office:value-type="string" calcext:value-type="string">
            <text:p>N/A</text:p>
          </table:table-cell>
          <table:table-cell office:value-type="float" office:value="19.483308" calcext:value-type="float">
            <text:p>19.483308</text:p>
          </table:table-cell>
        </table:table-row>
        <table:table-row table:style-name="ro1">
          <table:table-cell table:style-name="ce1" office:value-type="string" calcext:value-type="string">
            <text:p>FAST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4191" calcext:value-type="float">
            <text:p>0.944191</text:p>
          </table:table-cell>
          <table:table-cell office:value-type="float" office:value="0.883701" calcext:value-type="float">
            <text:p>0.883701</text:p>
          </table:table-cell>
          <table:table-cell office:value-type="float" office:value="1.376836" calcext:value-type="float">
            <text:p>1.376836</text:p>
          </table:table-cell>
          <table:table-cell office:value-type="float" office:value="25.35293" calcext:value-type="float">
            <text:p>25.35293</text:p>
          </table:table-cell>
          <table:table-cell office:value-type="string" calcext:value-type="string">
            <text:p>N/A</text:p>
          </table:table-cell>
          <table:table-cell office:value-type="float" office:value="19.069247" calcext:value-type="float">
            <text:p>19.069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866" calcext:value-type="float">
            <text:p>0.81866</text:p>
          </table:table-cell>
          <table:table-cell office:value-type="float" office:value="0.642557" calcext:value-type="float">
            <text:p>0.642557</text:p>
          </table:table-cell>
          <table:table-cell office:value-type="float" office:value="0.786169" calcext:value-type="float">
            <text:p>0.786169</text:p>
          </table:table-cell>
          <table:table-cell office:value-type="float" office:value="20.678615" calcext:value-type="float">
            <text:p>20.678615</text:p>
          </table:table-cell>
          <table:table-cell office:value-type="string" calcext:value-type="string">
            <text:p>N/A</text:p>
          </table:table-cell>
          <table:table-cell office:value-type="float" office:value="11.818415" calcext:value-type="float">
            <text:p>11.818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2109" calcext:value-type="float">
            <text:p>0.832109</text:p>
          </table:table-cell>
          <table:table-cell office:value-type="float" office:value="1.092392" calcext:value-type="float">
            <text:p>1.092392</text:p>
          </table:table-cell>
          <table:table-cell office:value-type="float" office:value="0.908271" calcext:value-type="float">
            <text:p>0.908271</text:p>
          </table:table-cell>
          <table:table-cell office:value-type="float" office:value="24.588003" calcext:value-type="float">
            <text:p>24.588003</text:p>
          </table:table-cell>
          <table:table-cell office:value-type="string" calcext:value-type="string">
            <text:p>N/A</text:p>
          </table:table-cell>
          <table:table-cell office:value-type="float" office:value="13.09911" calcext:value-type="float">
            <text:p>13.09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4768" calcext:value-type="float">
            <text:p>0.654768</text:p>
          </table:table-cell>
          <table:table-cell office:value-type="float" office:value="0.500206" calcext:value-type="float">
            <text:p>0.500206</text:p>
          </table:table-cell>
          <table:table-cell office:value-type="float" office:value="0.809899" calcext:value-type="float">
            <text:p>0.809899</text:p>
          </table:table-cell>
          <table:table-cell office:value-type="float" office:value="20.708397" calcext:value-type="float">
            <text:p>20.708397</text:p>
          </table:table-cell>
          <table:table-cell office:value-type="string" calcext:value-type="string">
            <text:p>N/A</text:p>
          </table:table-cell>
          <table:table-cell office:value-type="float" office:value="9.973814" calcext:value-type="float">
            <text:p>9.9738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9547" calcext:value-type="float">
            <text:p>0.619547</text:p>
          </table:table-cell>
          <table:table-cell office:value-type="float" office:value="0.584636" calcext:value-type="float">
            <text:p>0.584636</text:p>
          </table:table-cell>
          <table:table-cell office:value-type="float" office:value="0.844849" calcext:value-type="float">
            <text:p>0.844849</text:p>
          </table:table-cell>
          <table:table-cell office:value-type="float" office:value="21.611858" calcext:value-type="float">
            <text:p>21.611858</text:p>
          </table:table-cell>
          <table:table-cell office:value-type="string" calcext:value-type="string">
            <text:p>N/A</text:p>
          </table:table-cell>
          <table:table-cell office:value-type="float" office:value="10.343917" calcext:value-type="float">
            <text:p>10.3439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6939" calcext:value-type="float">
            <text:p>0.666939</text:p>
          </table:table-cell>
          <table:table-cell office:value-type="float" office:value="0.607747" calcext:value-type="float">
            <text:p>0.607747</text:p>
          </table:table-cell>
          <table:table-cell office:value-type="float" office:value="0.84031" calcext:value-type="float">
            <text:p>0.84031</text:p>
          </table:table-cell>
          <table:table-cell office:value-type="float" office:value="22.103872" calcext:value-type="float">
            <text:p>22.103872</text:p>
          </table:table-cell>
          <table:table-cell office:value-type="string" calcext:value-type="string">
            <text:p>N/A</text:p>
          </table:table-cell>
          <table:table-cell office:value-type="float" office:value="10.374078" calcext:value-type="float">
            <text:p>10.3740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6848" calcext:value-type="float">
            <text:p>0.696848</text:p>
          </table:table-cell>
          <table:table-cell office:value-type="float" office:value="0.604137" calcext:value-type="float">
            <text:p>0.604137</text:p>
          </table:table-cell>
          <table:table-cell office:value-type="float" office:value="0.729608" calcext:value-type="float">
            <text:p>0.729608</text:p>
          </table:table-cell>
          <table:table-cell office:value-type="float" office:value="21.635397" calcext:value-type="float">
            <text:p>21.635397</text:p>
          </table:table-cell>
          <table:table-cell office:value-type="string" calcext:value-type="string">
            <text:p>N/A</text:p>
          </table:table-cell>
          <table:table-cell office:value-type="float" office:value="10.736442" calcext:value-type="float">
            <text:p>10.736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5117" calcext:value-type="float">
            <text:p>0.585117</text:p>
          </table:table-cell>
          <table:table-cell office:value-type="float" office:value="0.577187" calcext:value-type="float">
            <text:p>0.577187</text:p>
          </table:table-cell>
          <table:table-cell office:value-type="float" office:value="0.754739" calcext:value-type="float">
            <text:p>0.754739</text:p>
          </table:table-cell>
          <table:table-cell office:value-type="float" office:value="20.708587" calcext:value-type="float">
            <text:p>20.708587</text:p>
          </table:table-cell>
          <table:table-cell office:value-type="string" calcext:value-type="string">
            <text:p>N/A</text:p>
          </table:table-cell>
          <table:table-cell office:value-type="float" office:value="10.804074" calcext:value-type="float">
            <text:p>10.80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4118" calcext:value-type="float">
            <text:p>0.724118</text:p>
          </table:table-cell>
          <table:table-cell office:value-type="float" office:value="0.592307" calcext:value-type="float">
            <text:p>0.592307</text:p>
          </table:table-cell>
          <table:table-cell office:value-type="float" office:value="0.752639" calcext:value-type="float">
            <text:p>0.752639</text:p>
          </table:table-cell>
          <table:table-cell office:value-type="float" office:value="20.450644" calcext:value-type="float">
            <text:p>20.450644</text:p>
          </table:table-cell>
          <table:table-cell office:value-type="string" calcext:value-type="string">
            <text:p>N/A</text:p>
          </table:table-cell>
          <table:table-cell office:value-type="float" office:value="12.29074" calcext:value-type="float">
            <text:p>12.29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2738" calcext:value-type="float">
            <text:p>0.632738</text:p>
          </table:table-cell>
          <table:table-cell office:value-type="float" office:value="0.594196" calcext:value-type="float">
            <text:p>0.594196</text:p>
          </table:table-cell>
          <table:table-cell office:value-type="float" office:value="0.87948" calcext:value-type="float">
            <text:p>0.87948</text:p>
          </table:table-cell>
          <table:table-cell office:value-type="float" office:value="20.300372" calcext:value-type="float">
            <text:p>20.300372</text:p>
          </table:table-cell>
          <table:table-cell office:value-type="string" calcext:value-type="string">
            <text:p>N/A</text:p>
          </table:table-cell>
          <table:table-cell office:value-type="float" office:value="10.276777" calcext:value-type="float">
            <text:p>10.276777</text:p>
          </table:table-cell>
        </table:table-row>
        <table:table-row table:style-name="ro1">
          <table:table-cell table:style-name="ce1" office:value-type="string" calcext:value-type="string">
            <text:p>BRISK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.127512" calcext:value-type="float">
            <text:p>172.127512</text:p>
          </table:table-cell>
          <table:table-cell office:value-type="float" office:value="166.623777" calcext:value-type="float">
            <text:p>166.623777</text:p>
          </table:table-cell>
          <table:table-cell office:value-type="float" office:value="167.983241" calcext:value-type="float">
            <text:p>167.983241</text:p>
          </table:table-cell>
          <table:table-cell office:value-type="float" office:value="193.610184" calcext:value-type="float">
            <text:p>193.610184</text:p>
          </table:table-cell>
          <table:table-cell office:value-type="string" calcext:value-type="string">
            <text:p>N/A</text:p>
          </table:table-cell>
          <table:table-cell office:value-type="float" office:value="184.404777" calcext:value-type="float">
            <text:p>184.404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.485622" calcext:value-type="float">
            <text:p>162.485622</text:p>
          </table:table-cell>
          <table:table-cell office:value-type="float" office:value="166.205494" calcext:value-type="float">
            <text:p>166.205494</text:p>
          </table:table-cell>
          <table:table-cell office:value-type="float" office:value="163.639481" calcext:value-type="float">
            <text:p>163.639481</text:p>
          </table:table-cell>
          <table:table-cell office:value-type="float" office:value="182.977057" calcext:value-type="float">
            <text:p>182.977057</text:p>
          </table:table-cell>
          <table:table-cell office:value-type="string" calcext:value-type="string">
            <text:p>N/A</text:p>
          </table:table-cell>
          <table:table-cell office:value-type="float" office:value="176.251602" calcext:value-type="float">
            <text:p>176.251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9.750779" calcext:value-type="float">
            <text:p>159.750779</text:p>
          </table:table-cell>
          <table:table-cell office:value-type="float" office:value="168.59315" calcext:value-type="float">
            <text:p>168.59315</text:p>
          </table:table-cell>
          <table:table-cell office:value-type="float" office:value="171.530029" calcext:value-type="float">
            <text:p>171.530029</text:p>
          </table:table-cell>
          <table:table-cell office:value-type="float" office:value="187.663999" calcext:value-type="float">
            <text:p>187.663999</text:p>
          </table:table-cell>
          <table:table-cell office:value-type="string" calcext:value-type="string">
            <text:p>N/A</text:p>
          </table:table-cell>
          <table:table-cell office:value-type="float" office:value="188.215267" calcext:value-type="float">
            <text:p>188.215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.296014" calcext:value-type="float">
            <text:p>159.296014</text:p>
          </table:table-cell>
          <table:table-cell office:value-type="float" office:value="162.651015" calcext:value-type="float">
            <text:p>162.651015</text:p>
          </table:table-cell>
          <table:table-cell office:value-type="float" office:value="166.14373" calcext:value-type="float">
            <text:p>166.14373</text:p>
          </table:table-cell>
          <table:table-cell office:value-type="float" office:value="181.383966" calcext:value-type="float">
            <text:p>181.383966</text:p>
          </table:table-cell>
          <table:table-cell office:value-type="string" calcext:value-type="string">
            <text:p>N/A</text:p>
          </table:table-cell>
          <table:table-cell office:value-type="float" office:value="179.61655" calcext:value-type="float">
            <text:p>179.616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.01765" calcext:value-type="float">
            <text:p>158.01765</text:p>
          </table:table-cell>
          <table:table-cell office:value-type="float" office:value="160.830693" calcext:value-type="float">
            <text:p>160.830693</text:p>
          </table:table-cell>
          <table:table-cell office:value-type="float" office:value="167.192522" calcext:value-type="float">
            <text:p>167.192522</text:p>
          </table:table-cell>
          <table:table-cell office:value-type="float" office:value="182.733741" calcext:value-type="float">
            <text:p>182.733741</text:p>
          </table:table-cell>
          <table:table-cell office:value-type="string" calcext:value-type="string">
            <text:p>N/A</text:p>
          </table:table-cell>
          <table:table-cell office:value-type="float" office:value="177.133234" calcext:value-type="float">
            <text:p>177.133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.591757" calcext:value-type="float">
            <text:p>159.591757</text:p>
          </table:table-cell>
          <table:table-cell office:value-type="float" office:value="159.532149" calcext:value-type="float">
            <text:p>159.532149</text:p>
          </table:table-cell>
          <table:table-cell office:value-type="float" office:value="174.22784" calcext:value-type="float">
            <text:p>174.22784</text:p>
          </table:table-cell>
          <table:table-cell office:value-type="float" office:value="182.182087" calcext:value-type="float">
            <text:p>182.182087</text:p>
          </table:table-cell>
          <table:table-cell office:value-type="string" calcext:value-type="string">
            <text:p>N/A</text:p>
          </table:table-cell>
          <table:table-cell office:value-type="float" office:value="175.903049" calcext:value-type="float">
            <text:p>175.903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.819388" calcext:value-type="float">
            <text:p>159.819388</text:p>
          </table:table-cell>
          <table:table-cell office:value-type="float" office:value="159.095093" calcext:value-type="float">
            <text:p>159.095093</text:p>
          </table:table-cell>
          <table:table-cell office:value-type="float" office:value="165.486392" calcext:value-type="float">
            <text:p>165.486392</text:p>
          </table:table-cell>
          <table:table-cell office:value-type="float" office:value="182.834002" calcext:value-type="float">
            <text:p>182.834002</text:p>
          </table:table-cell>
          <table:table-cell office:value-type="string" calcext:value-type="string">
            <text:p>N/A</text:p>
          </table:table-cell>
          <table:table-cell office:value-type="float" office:value="174.211871" calcext:value-type="float">
            <text:p>174.211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.480432" calcext:value-type="float">
            <text:p>158.480432</text:p>
          </table:table-cell>
          <table:table-cell office:value-type="float" office:value="158.395035" calcext:value-type="float">
            <text:p>158.395035</text:p>
          </table:table-cell>
          <table:table-cell office:value-type="float" office:value="162.627679" calcext:value-type="float">
            <text:p>162.627679</text:p>
          </table:table-cell>
          <table:table-cell office:value-type="float" office:value="188.562867" calcext:value-type="float">
            <text:p>188.562867</text:p>
          </table:table-cell>
          <table:table-cell office:value-type="string" calcext:value-type="string">
            <text:p>N/A</text:p>
          </table:table-cell>
          <table:table-cell office:value-type="float" office:value="173.266489" calcext:value-type="float">
            <text:p>173.2664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9.029499" calcext:value-type="float">
            <text:p>159.029499</text:p>
          </table:table-cell>
          <table:table-cell office:value-type="float" office:value="157.855379" calcext:value-type="float">
            <text:p>157.855379</text:p>
          </table:table-cell>
          <table:table-cell office:value-type="float" office:value="162.557258" calcext:value-type="float">
            <text:p>162.557258</text:p>
          </table:table-cell>
          <table:table-cell office:value-type="float" office:value="180.921583" calcext:value-type="float">
            <text:p>180.921583</text:p>
          </table:table-cell>
          <table:table-cell office:value-type="string" calcext:value-type="string">
            <text:p>N/A</text:p>
          </table:table-cell>
          <table:table-cell office:value-type="float" office:value="173.31893" calcext:value-type="float">
            <text:p>173.31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.641686" calcext:value-type="float">
            <text:p>159.641686</text:p>
          </table:table-cell>
          <table:table-cell office:value-type="float" office:value="159.614009" calcext:value-type="float">
            <text:p>159.614009</text:p>
          </table:table-cell>
          <table:table-cell office:value-type="float" office:value="163.383076" calcext:value-type="float">
            <text:p>163.383076</text:p>
          </table:table-cell>
          <table:table-cell office:value-type="float" office:value="179.542727" calcext:value-type="float">
            <text:p>179.542727</text:p>
          </table:table-cell>
          <table:table-cell office:value-type="string" calcext:value-type="string">
            <text:p>N/A</text:p>
          </table:table-cell>
          <table:table-cell office:value-type="float" office:value="172.575541" calcext:value-type="float">
            <text:p>172.575541</text:p>
          </table:table-cell>
        </table:table-row>
        <table:table-row table:style-name="ro1">
          <table:table-cell table:style-name="ce1" office:value-type="string" calcext:value-type="string">
            <text:p>ORB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.319287" calcext:value-type="float">
            <text:p>61.319287</text:p>
          </table:table-cell>
          <table:table-cell office:value-type="float" office:value="66.282692" calcext:value-type="float">
            <text:p>66.282692</text:p>
          </table:table-cell>
          <table:table-cell office:value-type="float" office:value="65.36606" calcext:value-type="float">
            <text:p>65.36606</text:p>
          </table:table-cell>
          <table:table-cell office:value-type="float" office:value="82.491913" calcext:value-type="float">
            <text:p>82.491913</text:p>
          </table:table-cell>
          <table:table-cell office:value-type="string" calcext:value-type="string">
            <text:p>N/A</text:p>
          </table:table-cell>
          <table:table-cell office:value-type="float" office:value="82.708763" calcext:value-type="float">
            <text:p>82.7087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54732" calcext:value-type="float">
            <text:p>5.654732</text:p>
          </table:table-cell>
          <table:table-cell office:value-type="float" office:value="4.918747" calcext:value-type="float">
            <text:p>4.918747</text:p>
          </table:table-cell>
          <table:table-cell office:value-type="float" office:value="7.611284" calcext:value-type="float">
            <text:p>7.611284</text:p>
          </table:table-cell>
          <table:table-cell office:value-type="float" office:value="24.725394" calcext:value-type="float">
            <text:p>24.725394</text:p>
          </table:table-cell>
          <table:table-cell office:value-type="string" calcext:value-type="string">
            <text:p>N/A</text:p>
          </table:table-cell>
          <table:table-cell office:value-type="float" office:value="20.668479" calcext:value-type="float">
            <text:p>20.6684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50501" calcext:value-type="float">
            <text:p>5.450501</text:p>
          </table:table-cell>
          <table:table-cell office:value-type="float" office:value="7.256381" calcext:value-type="float">
            <text:p>7.256381</text:p>
          </table:table-cell>
          <table:table-cell office:value-type="float" office:value="10.138564" calcext:value-type="float">
            <text:p>10.138564</text:p>
          </table:table-cell>
          <table:table-cell office:value-type="float" office:value="26.664714" calcext:value-type="float">
            <text:p>26.664714</text:p>
          </table:table-cell>
          <table:table-cell office:value-type="string" calcext:value-type="string">
            <text:p>N/A</text:p>
          </table:table-cell>
          <table:table-cell office:value-type="float" office:value="27.06352" calcext:value-type="float">
            <text:p>27.06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44506" calcext:value-type="float">
            <text:p>5.144506</text:p>
          </table:table-cell>
          <table:table-cell office:value-type="float" office:value="5.396302" calcext:value-type="float">
            <text:p>5.396302</text:p>
          </table:table-cell>
          <table:table-cell office:value-type="float" office:value="11.051093" calcext:value-type="float">
            <text:p>11.051093</text:p>
          </table:table-cell>
          <table:table-cell office:value-type="float" office:value="25.028097" calcext:value-type="float">
            <text:p>25.028097</text:p>
          </table:table-cell>
          <table:table-cell office:value-type="string" calcext:value-type="string">
            <text:p>N/A</text:p>
          </table:table-cell>
          <table:table-cell office:value-type="float" office:value="20.348135" calcext:value-type="float">
            <text:p>20.348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31404" calcext:value-type="float">
            <text:p>4.831404</text:p>
          </table:table-cell>
          <table:table-cell office:value-type="float" office:value="5.859556" calcext:value-type="float">
            <text:p>5.859556</text:p>
          </table:table-cell>
          <table:table-cell office:value-type="float" office:value="9.117472" calcext:value-type="float">
            <text:p>9.117472</text:p>
          </table:table-cell>
          <table:table-cell office:value-type="float" office:value="24.738314" calcext:value-type="float">
            <text:p>24.738314</text:p>
          </table:table-cell>
          <table:table-cell office:value-type="string" calcext:value-type="string">
            <text:p>N/A</text:p>
          </table:table-cell>
          <table:table-cell office:value-type="float" office:value="19.86371" calcext:value-type="float">
            <text:p>19.86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224219" calcext:value-type="float">
            <text:p>5.224219</text:p>
          </table:table-cell>
          <table:table-cell office:value-type="float" office:value="4.714094" calcext:value-type="float">
            <text:p>4.714094</text:p>
          </table:table-cell>
          <table:table-cell office:value-type="float" office:value="6.990748" calcext:value-type="float">
            <text:p>6.990748</text:p>
          </table:table-cell>
          <table:table-cell office:value-type="float" office:value="24.702213" calcext:value-type="float">
            <text:p>24.702213</text:p>
          </table:table-cell>
          <table:table-cell office:value-type="string" calcext:value-type="string">
            <text:p>N/A</text:p>
          </table:table-cell>
          <table:table-cell office:value-type="float" office:value="22.854013" calcext:value-type="float">
            <text:p>22.854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0358" calcext:value-type="float">
            <text:p>5.30358</text:p>
          </table:table-cell>
          <table:table-cell office:value-type="float" office:value="4.641142" calcext:value-type="float">
            <text:p>4.641142</text:p>
          </table:table-cell>
          <table:table-cell office:value-type="float" office:value="7.100698" calcext:value-type="float">
            <text:p>7.100698</text:p>
          </table:table-cell>
          <table:table-cell office:value-type="float" office:value="24.828785" calcext:value-type="float">
            <text:p>24.828785</text:p>
          </table:table-cell>
          <table:table-cell office:value-type="string" calcext:value-type="string">
            <text:p>N/A</text:p>
          </table:table-cell>
          <table:table-cell office:value-type="float" office:value="21.232325" calcext:value-type="float">
            <text:p>21.2323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75297" calcext:value-type="float">
            <text:p>5.175297</text:p>
          </table:table-cell>
          <table:table-cell office:value-type="float" office:value="4.51554" calcext:value-type="float">
            <text:p>4.51554</text:p>
          </table:table-cell>
          <table:table-cell office:value-type="float" office:value="7.397972" calcext:value-type="float">
            <text:p>7.397972</text:p>
          </table:table-cell>
          <table:table-cell office:value-type="float" office:value="25.508542" calcext:value-type="float">
            <text:p>25.508542</text:p>
          </table:table-cell>
          <table:table-cell office:value-type="string" calcext:value-type="string">
            <text:p>N/A</text:p>
          </table:table-cell>
          <table:table-cell office:value-type="float" office:value="20.238053" calcext:value-type="float">
            <text:p>20.2380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651933" calcext:value-type="float">
            <text:p>5.651933</text:p>
          </table:table-cell>
          <table:table-cell office:value-type="float" office:value="4.757803" calcext:value-type="float">
            <text:p>4.757803</text:p>
          </table:table-cell>
          <table:table-cell office:value-type="float" office:value="7.022098" calcext:value-type="float">
            <text:p>7.022098</text:p>
          </table:table-cell>
          <table:table-cell office:value-type="float" office:value="24.805756" calcext:value-type="float">
            <text:p>24.805756</text:p>
          </table:table-cell>
          <table:table-cell office:value-type="string" calcext:value-type="string">
            <text:p>N/A</text:p>
          </table:table-cell>
          <table:table-cell office:value-type="float" office:value="21.992485" calcext:value-type="float">
            <text:p>21.992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35499" calcext:value-type="float">
            <text:p>5.135499</text:p>
          </table:table-cell>
          <table:table-cell office:value-type="float" office:value="4.700013" calcext:value-type="float">
            <text:p>4.700013</text:p>
          </table:table-cell>
          <table:table-cell office:value-type="float" office:value="6.858725" calcext:value-type="float">
            <text:p>6.858725</text:p>
          </table:table-cell>
          <table:table-cell office:value-type="float" office:value="24.767534" calcext:value-type="float">
            <text:p>24.767534</text:p>
          </table:table-cell>
          <table:table-cell office:value-type="string" calcext:value-type="string">
            <text:p>N/A</text:p>
          </table:table-cell>
          <table:table-cell office:value-type="float" office:value="20.596308" calcext:value-type="float">
            <text:p>20.59630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KAZE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.900183" calcext:value-type="float">
            <text:p>43.900183</text:p>
          </table:table-cell>
          <table:table-cell office:value-type="float" office:value="45.812385" calcext:value-type="float">
            <text:p>45.812385</text:p>
          </table:table-cell>
          <table:table-cell office:value-type="float" office:value="47.436071" calcext:value-type="float">
            <text:p>47.436071</text:p>
          </table:table-cell>
          <table:table-cell office:value-type="float" office:value="68.544873" calcext:value-type="float">
            <text:p>68.544873</text:p>
          </table:table-cell>
          <table:table-cell office:value-type="float" office:value="78.233409" calcext:value-type="float">
            <text:p>78.233409</text:p>
          </table:table-cell>
          <table:table-cell office:value-type="float" office:value="57.333308" calcext:value-type="float">
            <text:p>57.333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826009" calcext:value-type="float">
            <text:p>40.826009</text:p>
          </table:table-cell>
          <table:table-cell office:value-type="float" office:value="41.564288" calcext:value-type="float">
            <text:p>41.564288</text:p>
          </table:table-cell>
          <table:table-cell office:value-type="float" office:value="45.991905" calcext:value-type="float">
            <text:p>45.991905</text:p>
          </table:table-cell>
          <table:table-cell office:value-type="float" office:value="57.182278" calcext:value-type="float">
            <text:p>57.182278</text:p>
          </table:table-cell>
          <table:table-cell office:value-type="float" office:value="73.78331" calcext:value-type="float">
            <text:p>73.78331</text:p>
          </table:table-cell>
          <table:table-cell office:value-type="float" office:value="54.611047" calcext:value-type="float">
            <text:p>54.611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583259" calcext:value-type="float">
            <text:p>52.583259</text:p>
          </table:table-cell>
          <table:table-cell office:value-type="float" office:value="42.520978" calcext:value-type="float">
            <text:p>42.520978</text:p>
          </table:table-cell>
          <table:table-cell office:value-type="float" office:value="45.798594" calcext:value-type="float">
            <text:p>45.798594</text:p>
          </table:table-cell>
          <table:table-cell office:value-type="float" office:value="64.776282" calcext:value-type="float">
            <text:p>64.776282</text:p>
          </table:table-cell>
          <table:table-cell office:value-type="float" office:value="73.97104" calcext:value-type="float">
            <text:p>73.97104</text:p>
          </table:table-cell>
          <table:table-cell office:value-type="float" office:value="58.670161" calcext:value-type="float">
            <text:p>58.6701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.537426" calcext:value-type="float">
            <text:p>40.537426</text:p>
          </table:table-cell>
          <table:table-cell office:value-type="float" office:value="39.455173" calcext:value-type="float">
            <text:p>39.455173</text:p>
          </table:table-cell>
          <table:table-cell office:value-type="float" office:value="38.299642" calcext:value-type="float">
            <text:p>38.299642</text:p>
          </table:table-cell>
          <table:table-cell office:value-type="float" office:value="63.527067" calcext:value-type="float">
            <text:p>63.527067</text:p>
          </table:table-cell>
          <table:table-cell office:value-type="float" office:value="71.276322" calcext:value-type="float">
            <text:p>71.276322</text:p>
          </table:table-cell>
          <table:table-cell office:value-type="float" office:value="52.271971" calcext:value-type="float">
            <text:p>52.271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.827459" calcext:value-type="float">
            <text:p>38.827459</text:p>
          </table:table-cell>
          <table:table-cell office:value-type="float" office:value="38.896238" calcext:value-type="float">
            <text:p>38.896238</text:p>
          </table:table-cell>
          <table:table-cell office:value-type="float" office:value="44.596081" calcext:value-type="float">
            <text:p>44.596081</text:p>
          </table:table-cell>
          <table:table-cell office:value-type="float" office:value="56.802304" calcext:value-type="float">
            <text:p>56.802304</text:p>
          </table:table-cell>
          <table:table-cell office:value-type="float" office:value="69.792275" calcext:value-type="float">
            <text:p>69.792275</text:p>
          </table:table-cell>
          <table:table-cell office:value-type="float" office:value="58.520411" calcext:value-type="float">
            <text:p>58.520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.016062" calcext:value-type="float">
            <text:p>39.016062</text:p>
          </table:table-cell>
          <table:table-cell office:value-type="float" office:value="35.056457" calcext:value-type="float">
            <text:p>35.056457</text:p>
          </table:table-cell>
          <table:table-cell office:value-type="float" office:value="40.885919" calcext:value-type="float">
            <text:p>40.885919</text:p>
          </table:table-cell>
          <table:table-cell office:value-type="float" office:value="63.934731" calcext:value-type="float">
            <text:p>63.934731</text:p>
          </table:table-cell>
          <table:table-cell office:value-type="float" office:value="72.90081" calcext:value-type="float">
            <text:p>72.90081</text:p>
          </table:table-cell>
          <table:table-cell office:value-type="float" office:value="50.685625" calcext:value-type="float">
            <text:p>50.685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.692378" calcext:value-type="float">
            <text:p>39.692378</text:p>
          </table:table-cell>
          <table:table-cell office:value-type="float" office:value="35.459211" calcext:value-type="float">
            <text:p>35.459211</text:p>
          </table:table-cell>
          <table:table-cell office:value-type="float" office:value="39.409183" calcext:value-type="float">
            <text:p>39.409183</text:p>
          </table:table-cell>
          <table:table-cell office:value-type="float" office:value="57.212388" calcext:value-type="float">
            <text:p>57.212388</text:p>
          </table:table-cell>
          <table:table-cell office:value-type="float" office:value="68.082837" calcext:value-type="float">
            <text:p>68.082837</text:p>
          </table:table-cell>
          <table:table-cell office:value-type="float" office:value="52.762399" calcext:value-type="float">
            <text:p>52.7623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.356483" calcext:value-type="float">
            <text:p>39.356483</text:p>
          </table:table-cell>
          <table:table-cell office:value-type="float" office:value="37.206799" calcext:value-type="float">
            <text:p>37.206799</text:p>
          </table:table-cell>
          <table:table-cell office:value-type="float" office:value="41.502176" calcext:value-type="float">
            <text:p>41.502176</text:p>
          </table:table-cell>
          <table:table-cell office:value-type="float" office:value="56.652303" calcext:value-type="float">
            <text:p>56.652303</text:p>
          </table:table-cell>
          <table:table-cell office:value-type="float" office:value="69.45985" calcext:value-type="float">
            <text:p>69.45985</text:p>
          </table:table-cell>
          <table:table-cell office:value-type="float" office:value="53.370323" calcext:value-type="float">
            <text:p>53.3703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.92205" calcext:value-type="float">
            <text:p>40.92205</text:p>
          </table:table-cell>
          <table:table-cell office:value-type="float" office:value="36.34446" calcext:value-type="float">
            <text:p>36.34446</text:p>
          </table:table-cell>
          <table:table-cell office:value-type="float" office:value="37.807415" calcext:value-type="float">
            <text:p>37.807415</text:p>
          </table:table-cell>
          <table:table-cell office:value-type="float" office:value="57.227837" calcext:value-type="float">
            <text:p>57.227837</text:p>
          </table:table-cell>
          <table:table-cell office:value-type="float" office:value="70.090099" calcext:value-type="float">
            <text:p>70.090099</text:p>
          </table:table-cell>
          <table:table-cell office:value-type="float" office:value="49.913036" calcext:value-type="float">
            <text:p>49.913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.415916" calcext:value-type="float">
            <text:p>40.415916</text:p>
          </table:table-cell>
          <table:table-cell office:value-type="float" office:value="38.16287" calcext:value-type="float">
            <text:p>38.16287</text:p>
          </table:table-cell>
          <table:table-cell office:value-type="float" office:value="38.614155" calcext:value-type="float">
            <text:p>38.614155</text:p>
          </table:table-cell>
          <table:table-cell office:value-type="float" office:value="57.142957" calcext:value-type="float">
            <text:p>57.142957</text:p>
          </table:table-cell>
          <table:table-cell office:value-type="float" office:value="70.886736" calcext:value-type="float">
            <text:p>70.886736</text:p>
          </table:table-cell>
          <table:table-cell office:value-type="float" office:value="50.906516" calcext:value-type="float">
            <text:p>50.906516</text:p>
          </table:table-cell>
        </table:table-row>
        <table:table-row table:style-name="ro1">
          <table:table-cell table:style-name="ce1" office:value-type="string" calcext:value-type="string">
            <text:p>SIFT with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387383" calcext:value-type="float">
            <text:p>65.387383</text:p>
          </table:table-cell>
          <table:table-cell office:value-type="float" office:value="63.850416" calcext:value-type="float">
            <text:p>63.850416</text:p>
          </table:table-cell>
          <table:table-cell office:value-type="string" calcext:value-type="string">
            <text:p>OOM</text:p>
          </table:table-cell>
          <table:table-cell office:value-type="float" office:value="79.761038" calcext:value-type="float">
            <text:p>79.761038</text:p>
          </table:table-cell>
          <table:table-cell office:value-type="string" calcext:value-type="string">
            <text:p>N/A</text:p>
          </table:table-cell>
          <table:table-cell office:value-type="float" office:value="127.550917" calcext:value-type="float">
            <text:p>127.550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369973" calcext:value-type="float">
            <text:p>62.369973</text:p>
          </table:table-cell>
          <table:table-cell office:value-type="float" office:value="54.622977" calcext:value-type="float">
            <text:p>54.622977</text:p>
          </table:table-cell>
          <table:table-cell office:value-type="string" calcext:value-type="string">
            <text:p>OOM</text:p>
          </table:table-cell>
          <table:table-cell office:value-type="float" office:value="76.798755" calcext:value-type="float">
            <text:p>76.798755</text:p>
          </table:table-cell>
          <table:table-cell office:value-type="string" calcext:value-type="string">
            <text:p>N/A</text:p>
          </table:table-cell>
          <table:table-cell office:value-type="float" office:value="102.422943" calcext:value-type="float">
            <text:p>102.4229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.429094" calcext:value-type="float">
            <text:p>53.429094</text:p>
          </table:table-cell>
          <table:table-cell office:value-type="float" office:value="48.983345" calcext:value-type="float">
            <text:p>48.983345</text:p>
          </table:table-cell>
          <table:table-cell office:value-type="string" calcext:value-type="string">
            <text:p>OOM</text:p>
          </table:table-cell>
          <table:table-cell office:value-type="float" office:value="75.206957" calcext:value-type="float">
            <text:p>75.206957</text:p>
          </table:table-cell>
          <table:table-cell office:value-type="string" calcext:value-type="string">
            <text:p>N/A</text:p>
          </table:table-cell>
          <table:table-cell office:value-type="float" office:value="104.012009" calcext:value-type="float">
            <text:p>104.012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.753739" calcext:value-type="float">
            <text:p>54.753739</text:p>
          </table:table-cell>
          <table:table-cell office:value-type="float" office:value="47.495629" calcext:value-type="float">
            <text:p>47.495629</text:p>
          </table:table-cell>
          <table:table-cell office:value-type="string" calcext:value-type="string">
            <text:p>OOM</text:p>
          </table:table-cell>
          <table:table-cell office:value-type="float" office:value="80.043112" calcext:value-type="float">
            <text:p>80.043112</text:p>
          </table:table-cell>
          <table:table-cell office:value-type="string" calcext:value-type="string">
            <text:p>N/A</text:p>
          </table:table-cell>
          <table:table-cell office:value-type="float" office:value="113.401911" calcext:value-type="float">
            <text:p>113.4019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.012942" calcext:value-type="float">
            <text:p>47.012942</text:p>
          </table:table-cell>
          <table:table-cell office:value-type="float" office:value="48.227346" calcext:value-type="float">
            <text:p>48.227346</text:p>
          </table:table-cell>
          <table:table-cell office:value-type="string" calcext:value-type="string">
            <text:p>OOM</text:p>
          </table:table-cell>
          <table:table-cell office:value-type="float" office:value="88.13933" calcext:value-type="float">
            <text:p>88.13933</text:p>
          </table:table-cell>
          <table:table-cell office:value-type="string" calcext:value-type="string">
            <text:p>N/A</text:p>
          </table:table-cell>
          <table:table-cell office:value-type="float" office:value="110.701343" calcext:value-type="float">
            <text:p>110.701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50748" calcext:value-type="float">
            <text:p>48.50748</text:p>
          </table:table-cell>
          <table:table-cell office:value-type="float" office:value="47.297585" calcext:value-type="float">
            <text:p>47.297585</text:p>
          </table:table-cell>
          <table:table-cell office:value-type="string" calcext:value-type="string">
            <text:p>OOM</text:p>
          </table:table-cell>
          <table:table-cell office:value-type="float" office:value="75.058987" calcext:value-type="float">
            <text:p>75.058987</text:p>
          </table:table-cell>
          <table:table-cell office:value-type="string" calcext:value-type="string">
            <text:p>N/A</text:p>
          </table:table-cell>
          <table:table-cell office:value-type="float" office:value="113.860597" calcext:value-type="float">
            <text:p>113.8605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.582533" calcext:value-type="float">
            <text:p>49.582533</text:p>
          </table:table-cell>
          <table:table-cell office:value-type="float" office:value="48.652561" calcext:value-type="float">
            <text:p>48.652561</text:p>
          </table:table-cell>
          <table:table-cell office:value-type="string" calcext:value-type="string">
            <text:p>OOM</text:p>
          </table:table-cell>
          <table:table-cell office:value-type="float" office:value="69.555685" calcext:value-type="float">
            <text:p>69.555685</text:p>
          </table:table-cell>
          <table:table-cell office:value-type="string" calcext:value-type="string">
            <text:p>N/A</text:p>
          </table:table-cell>
          <table:table-cell office:value-type="float" office:value="110.922194" calcext:value-type="float">
            <text:p>110.9221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689182" calcext:value-type="float">
            <text:p>48.689182</text:p>
          </table:table-cell>
          <table:table-cell office:value-type="float" office:value="47.029293" calcext:value-type="float">
            <text:p>47.029293</text:p>
          </table:table-cell>
          <table:table-cell office:value-type="string" calcext:value-type="string">
            <text:p>OOM</text:p>
          </table:table-cell>
          <table:table-cell office:value-type="float" office:value="74.235867" calcext:value-type="float">
            <text:p>74.235867</text:p>
          </table:table-cell>
          <table:table-cell office:value-type="string" calcext:value-type="string">
            <text:p>N/A</text:p>
          </table:table-cell>
          <table:table-cell office:value-type="float" office:value="112.38629" calcext:value-type="float">
            <text:p>112.386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.518007" calcext:value-type="float">
            <text:p>46.518007</text:p>
          </table:table-cell>
          <table:table-cell office:value-type="float" office:value="46.575159" calcext:value-type="float">
            <text:p>46.575159</text:p>
          </table:table-cell>
          <table:table-cell office:value-type="string" calcext:value-type="string">
            <text:p>OOM</text:p>
          </table:table-cell>
          <table:table-cell office:value-type="float" office:value="74.45753" calcext:value-type="float">
            <text:p>74.45753</text:p>
          </table:table-cell>
          <table:table-cell office:value-type="string" calcext:value-type="string">
            <text:p>N/A</text:p>
          </table:table-cell>
          <table:table-cell office:value-type="float" office:value="110.975614" calcext:value-type="float">
            <text:p>110.975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434057" calcext:value-type="float">
            <text:p>47.434057</text:p>
          </table:table-cell>
          <table:table-cell office:value-type="float" office:value="46.472848" calcext:value-type="float">
            <text:p>46.472848</text:p>
          </table:table-cell>
          <table:table-cell office:value-type="string" calcext:value-type="string">
            <text:p>OOM</text:p>
          </table:table-cell>
          <table:table-cell office:value-type="float" office:value="69.544427" calcext:value-type="float">
            <text:p>69.544427</text:p>
          </table:table-cell>
          <table:table-cell office:value-type="string" calcext:value-type="string">
            <text:p>N/A</text:p>
          </table:table-cell>
          <table:table-cell office:value-type="float" office:value="114.676305" calcext:value-type="float">
            <text:p>114.67630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P3 detector / descriptor combin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FAST with BRI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 FAST with BRI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 FAST with ORB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9:28:54.073451810</meta:creation-date>
    <meta:generator>LibreOffice/6.0.7.3$Linux_X86_64 LibreOffice_project/00m0$Build-3</meta:generator>
    <dc:date>2019-12-15T21:19:10.587569345</dc:date>
    <meta:editing-duration>PT1H8M11S</meta:editing-duration>
    <meta:editing-cycles>27</meta:editing-cycles>
    <meta:document-statistic meta:table-count="3" meta:cell-count="1132" meta:object-count="0"/>
  </office:meta>
</office:document-meta>
</file>